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usTestTask.setupLo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actusTestTask.setToDir( File theTo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TestTask.setRunLocal( boolean theRun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TestTask.setTimeout( long the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TestTask.testInContainer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CactusTestTask.addRedirectorNamePropert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actusTestTask.CactusTest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TestTask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tusTestTask.setContextURL( String theContex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TestTask.execut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CactusTestTask.setServerName( String theServ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TestTask.setWarFile( File theWar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tusTestTask.setServletPort( String theServlet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TestTask.setLogs( File theLo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usTestTask.setEarFile( File theEar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